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6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25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6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72bf44" draw:textarea-horizontal-align="left" draw:textarea-vertical-align="top" draw:auto-grow-height="false" fo:min-height="7.55cm" fo:min-width="7.7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bf44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8cm" svg:height="3.7cm" svg:x="1.9cm" svg:y="1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7.6cm" svg:height="2.706cm" draw:transform="skewX (0.367217274619607) translate (3.9cm 16.294cm)">
          <text:p text:style-name="P1">Pobierz liczbę do<text:line-break/>zmiennej liczb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5.5cm" svg:height="4.6cm" svg:x="2.5cm" svg:y="10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7.1cm" svg:height="2.6cm" svg:x="2.3cm" svg:y="6.1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7.6cm" svg:height="2.706cm" draw:transform="skewX (0.367217274619607) translate (2.341cm 20.3cm)">
          <text:p text:style-name="P1">Wypisz su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7.8cm" svg:height="3.7cm" svg:x="11.2cm" svg:y="20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8cm" svg:y1="5cm" svg:x2="5.85cm" svg:y2="6.1cm" draw:start-shape="id1" draw:start-glue-point="8" draw:end-shape="id2" svg:d="M5800 5000l50 1100" svg:viewBox="0 0 51 1101">
          <text:p/>
        </draw:connector>
        <draw:connector draw:style-name="gr5" draw:text-style-name="P3" draw:layer="layout" draw:type="line" svg:x1="5.85cm" svg:y1="8.7cm" svg:x2="5.25cm" svg:y2="10.8cm" draw:start-shape="id2" draw:start-glue-point="2" draw:end-shape="id3" draw:end-glue-point="4" svg:d="M5850 8700l-600 2100" svg:viewBox="0 0 601 2101">
          <text:p/>
        </draw:connector>
        <draw:connector draw:style-name="gr6" draw:text-style-name="P3" draw:layer="layout" draw:type="line" svg:x1="5.25cm" svg:y1="15.4cm" svg:x2="7.7cm" svg:y2="16.294cm" draw:start-shape="id3" draw:end-shape="id4" svg:d="M5250 15400l2450 894" svg:viewBox="0 0 2451 895">
          <text:p text:style-name="P1">Tak</text:p>
        </draw:connector>
        <draw:custom-shape draw:style-name="gr4" draw:text-style-name="P1" xml:id="id7" draw:id="id7" draw:layer="layout" svg:width="7.1cm" svg:height="2.6cm" svg:x="12.8cm" svg:y="15.7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5cm" svg:y1="13.1cm" svg:x2="1.821cm" svg:y2="21.653cm" draw:start-shape="id3" draw:start-glue-point="5" draw:end-shape="id5" svg:d="M2500 13100h-1701v8553h1022" svg:viewBox="0 0 1702 8554">
          <text:p text:style-name="P1">Nie</text:p>
        </draw:connector>
        <draw:connector draw:style-name="gr5" draw:text-style-name="P3" draw:layer="layout" draw:type="line" svg:x1="9.421cm" svg:y1="21.653cm" svg:x2="11.2cm" svg:y2="21.85cm" draw:start-shape="id5" draw:start-glue-point="1" draw:end-shape="id6" draw:end-glue-point="6" svg:d="M9421 21653l1779 197" svg:viewBox="0 0 1780 198">
          <text:p/>
        </draw:connector>
        <draw:custom-shape draw:style-name="gr7" draw:text-style-name="P4" draw:layer="layout" svg:width="8.2cm" svg:height="7.8cm" svg:x="11cm" svg:y="2.2cm">
          <text:p text:style-name="P1">Program sumuje liczby podawane przez użytkownika do momentu, kiedy ich suma przekroczy 75. Na koniec drukuje sumę.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98cm" svg:y1="17.647cm" svg:x2="12.8cm" svg:y2="17cm" draw:start-shape="id4" draw:start-glue-point="1" draw:end-shape="id7" draw:end-glue-point="3" svg:d="M10980 17647l1820-647" svg:viewBox="0 0 1821 648">
          <text:p/>
        </draw:connector>
        <draw:connector draw:style-name="gr5" draw:text-style-name="P3" draw:layer="layout" svg:x1="16.35cm" svg:y1="15.7cm" svg:x2="8cm" svg:y2="13.1cm" draw:start-shape="id7" draw:start-glue-point="0" draw:end-shape="id3" draw:end-glue-point="7" svg:d="M16350 15700v-2600h-8350" svg:viewBox="0 0 835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267006045</meta:creation-date>
    <dc:date>2018-09-27T08:40:20.923207683</dc:date>
    <meta:editing-duration>PT13M36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